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8d6d" officeooo:paragraph-rsid="00038d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de JS</text:p>
      <text:p text:style-name="P1"/>
      <text:p text:style-name="P1">Podemos editar os códigos de javaScript no back-end, usando o nodJS. Para isso, quando vamos criar um novo arquivo, nós escrevemos .js, ao invéz de html.</text:p>
      <text:p text:style-name="P1"/>
      <text:p text:style-name="P1"><text:tab/>Alguns comandos no node, são diferentes do front-end, por exemplo, no node, nós escrevemos textos usando os comandos, console.log(´´). Já no front, nós usamos o document.writ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26T06:17:00.443000000</meta:creation-date>
    <dc:date>2022-11-26T06:29:04.448000000</dc:date>
    <meta:editing-duration>PT12M4S</meta:editing-duration>
    <meta:editing-cycles>1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3" meta:word-count="54" meta:character-count="336" meta:non-whitespace-character-count="284"/>
  </office:meta>
</office:document-meta>
</file>